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L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1*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L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1*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L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416cm" style:rel-column-width="5461*"/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L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416cm" style:rel-column-width="5461*"/>
    </style:style>
    <style:style style:name="Tabe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5.L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11ec77"/>
    </style:style>
    <style:style style:name="P2" style:family="paragraph" style:parent-style-name="Table_20_Contents">
      <style:text-properties officeooo:paragraph-rsid="0011ec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12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L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L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L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L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L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L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L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L2" office:value-type="string">
            <text:p text:style-name="Table_20_Contents"/>
          </table:table-cell>
        </table:table-row>
      </table:table>
      <text:p text:style-name="P1"/>
      <table:table table:name="Tabela2" table:style-name="Tabela2">
        <table:table-column table:style-name="Tabela2.A" table:number-columns-repeated="12"/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2"/>
          </table:table-cell>
          <table:table-cell table:style-name="Tabela2.L1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L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L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L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L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L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L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L2" office:value-type="string">
            <text:p text:style-name="P2"/>
          </table:table-cell>
        </table:table-row>
      </table:table>
      <text:p text:style-name="P1"/>
      <table:table table:name="Tabela3" table:style-name="Tabela3">
        <table:table-column table:style-name="Tabela3.A" table:number-columns-repeated="12"/>
        <table:table-row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  <table:table-cell table:style-name="Tabela3.L1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L2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L2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L2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L2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L2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L2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L2" office:value-type="string">
            <text:p text:style-name="P2"/>
          </table:table-cell>
        </table:table-row>
      </table:table>
      <text:p text:style-name="P1"/>
      <table:table table:name="Tabela4" table:style-name="Tabela4">
        <table:table-column table:style-name="Tabela4.A" table:number-columns-repeated="12"/>
        <table:table-row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P2"/>
          </table:table-cell>
          <table:table-cell table:style-name="Tabela4.L1" office:value-type="string">
            <text:p text:style-name="P2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L2" office:value-type="string">
            <text:p text:style-name="P2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L2" office:value-type="string">
            <text:p text:style-name="P2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L2" office:value-type="string">
            <text:p text:style-name="P2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L2" office:value-type="string">
            <text:p text:style-name="P2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L2" office:value-type="string">
            <text:p text:style-name="P2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L2" office:value-type="string">
            <text:p text:style-name="P2"/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L2" office:value-type="string">
            <text:p text:style-name="P2"/>
          </table:table-cell>
        </table:table-row>
      </table:table>
      <text:p text:style-name="P1"/>
      <table:table table:name="Tabela5" table:style-name="Tabela5">
        <table:table-column table:style-name="Tabela5.A" table:number-columns-repeated="12"/>
        <table:table-row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2"/>
          </table:table-cell>
          <table:table-cell table:style-name="Tabela5.L1" office:value-type="string">
            <text:p text:style-name="P2"/>
          </table:table-cell>
        </table:table-row>
        <table:table-row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L2" office:value-type="string">
            <text:p text:style-name="P2"/>
          </table:table-cell>
        </table:table-row>
        <table:table-row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L2" office:value-type="string">
            <text:p text:style-name="P2"/>
          </table:table-cell>
        </table:table-row>
        <table:table-row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L2" office:value-type="string">
            <text:p text:style-name="P2"/>
          </table:table-cell>
        </table:table-row>
        <table:table-row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L2" office:value-type="string">
            <text:p text:style-name="P2"/>
          </table:table-cell>
        </table:table-row>
        <table:table-row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L2" office:value-type="string">
            <text:p text:style-name="P2"/>
          </table:table-cell>
        </table:table-row>
        <table:table-row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L2" office:value-type="string">
            <text:p text:style-name="P2"/>
          </table:table-cell>
        </table:table-row>
        <table:table-row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A2" office:value-type="string">
            <text:p text:style-name="P2"/>
          </table:table-cell>
          <table:table-cell table:style-name="Tabela5.L2" office:value-type="string">
            <text:p text:style-name="P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ícius Alves Hax</meta:initial-creator>
    <meta:creation-date>2025-03-20T10:54:11.842495301</meta:creation-date>
    <dc:date>2025-03-20T11:00:54.316126087</dc:date>
    <dc:creator>Vinícius Alves Hax</dc:creator>
    <meta:editing-duration>PT6M44S</meta:editing-duration>
    <meta:editing-cycles>1</meta:editing-cycles>
    <meta:document-statistic meta:table-count="5" meta:image-count="0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